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officeooo:rsid="00186348" officeooo:paragraph-rsid="00186348"/>
    </style:style>
    <style:style style:name="P2" style:family="paragraph" style:parent-style-name="Text_20_body">
      <style:paragraph-properties fo:text-align="start" style:justify-single-word="false"/>
      <style:text-properties officeooo:rsid="0019e182" officeooo:paragraph-rsid="0019e182"/>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officeooo:rsid="00186348" officeooo:paragraph-rsid="00186348" style:font-weight-asian="normal" style:font-weight-complex="normal"/>
    </style:style>
    <style:style style:name="P5" style:family="paragraph" style:parent-style-name="Text_20_body">
      <style:paragraph-properties fo:text-align="start" style:justify-single-word="false"/>
      <style:text-properties fo:font-weight="normal" officeooo:rsid="00186348" officeooo:paragraph-rsid="00186348" style:font-weight-asian="normal" style:font-weight-complex="normal"/>
    </style:style>
    <style:style style:name="P6" style:family="paragraph" style:parent-style-name="Text_20_body">
      <style:paragraph-properties fo:text-align="start" style:justify-single-word="false"/>
      <style:text-properties fo:font-weight="normal" officeooo:rsid="00186348" officeooo:paragraph-rsid="0019e182" style:font-weight-asian="normal" style:font-weight-complex="normal"/>
    </style:style>
    <style:style style:name="P7" style:family="paragraph" style:parent-style-name="Text_20_body">
      <style:paragraph-properties fo:text-align="start" style:justify-single-word="false"/>
      <style:text-properties fo:font-weight="normal" officeooo:rsid="00186348" officeooo:paragraph-rsid="001fdb3e" style:font-weight-asian="normal" style:font-weight-complex="normal"/>
    </style:style>
    <style:style style:name="P8" style:family="paragraph" style:parent-style-name="Text_20_body">
      <style:paragraph-properties fo:text-align="start" style:justify-single-word="false"/>
      <style:text-properties fo:font-weight="normal" officeooo:rsid="00186348" officeooo:paragraph-rsid="002582af" style:font-weight-asian="normal" style:font-weight-complex="normal"/>
    </style:style>
    <style:style style:name="P9" style:family="paragraph" style:parent-style-name="Text_20_body">
      <style:paragraph-properties fo:text-align="start" style:justify-single-word="false"/>
      <style:text-properties fo:font-weight="normal" officeooo:rsid="0019e182" officeooo:paragraph-rsid="0019e182" style:font-weight-asian="normal" style:font-weight-complex="normal"/>
    </style:style>
    <style:style style:name="P10" style:family="paragraph" style:parent-style-name="Text_20_body">
      <style:paragraph-properties fo:text-align="start" style:justify-single-word="false"/>
      <style:text-properties fo:font-weight="normal" officeooo:rsid="0019e182" officeooo:paragraph-rsid="00186348" style:font-weight-asian="normal" style:font-weight-complex="normal"/>
    </style:style>
    <style:style style:name="P11" style:family="paragraph" style:parent-style-name="Text_20_body">
      <style:paragraph-properties fo:text-align="start" style:justify-single-word="false"/>
      <style:text-properties fo:font-weight="normal" officeooo:rsid="001b5812" officeooo:paragraph-rsid="001b5812" style:font-weight-asian="normal" style:font-weight-complex="normal"/>
    </style:style>
    <style:style style:name="P12" style:family="paragraph" style:parent-style-name="Text_20_body">
      <style:paragraph-properties fo:text-align="start" style:justify-single-word="false"/>
      <style:text-properties fo:font-weight="normal" officeooo:rsid="001e1b03" officeooo:paragraph-rsid="001e1b03" style:font-weight-asian="normal" style:font-weight-complex="normal"/>
    </style:style>
    <style:style style:name="P13" style:family="paragraph" style:parent-style-name="Text_20_body">
      <style:paragraph-properties fo:text-align="start" style:justify-single-word="false"/>
      <style:text-properties fo:font-weight="normal" officeooo:rsid="001f4ede" officeooo:paragraph-rsid="001f4ede" style:font-weight-asian="normal" style:font-weight-complex="normal"/>
    </style:style>
    <style:style style:name="P14" style:family="paragraph" style:parent-style-name="Text_20_body">
      <style:paragraph-properties fo:text-align="start" style:justify-single-word="false"/>
      <style:text-properties fo:font-weight="normal" officeooo:rsid="001fdb3e" officeooo:paragraph-rsid="001fdb3e" style:font-weight-asian="normal" style:font-weight-complex="normal"/>
    </style:style>
    <style:style style:name="P15" style:family="paragraph" style:parent-style-name="Text_20_body">
      <style:paragraph-properties fo:text-align="start" style:justify-single-word="false"/>
      <style:text-properties fo:font-weight="normal" officeooo:rsid="0021c266" officeooo:paragraph-rsid="0021c266" style:font-weight-asian="normal" style:font-weight-complex="normal"/>
    </style:style>
    <style:style style:name="P16" style:family="paragraph" style:parent-style-name="Text_20_body">
      <style:paragraph-properties fo:text-align="start" style:justify-single-word="false"/>
      <style:text-properties fo:font-weight="normal" officeooo:rsid="0022d1a4" officeooo:paragraph-rsid="0022d1a4" style:font-weight-asian="normal" style:font-weight-complex="normal"/>
    </style:style>
    <style:style style:name="P17" style:family="paragraph" style:parent-style-name="Text_20_body">
      <style:paragraph-properties fo:text-align="start" style:justify-single-word="false"/>
      <style:text-properties fo:font-weight="normal" officeooo:rsid="0023c7f7" officeooo:paragraph-rsid="0023c7f7" style:font-weight-asian="normal" style:font-weight-complex="normal"/>
    </style:style>
    <style:style style:name="P18" style:family="paragraph" style:parent-style-name="Text_20_body">
      <style:paragraph-properties fo:text-align="start" style:justify-single-word="false"/>
      <style:text-properties fo:font-weight="normal" officeooo:rsid="002462f0" officeooo:paragraph-rsid="002462f0" style:font-weight-asian="normal" style:font-weight-complex="normal"/>
    </style:style>
    <style:style style:name="P19" style:family="paragraph" style:parent-style-name="Text_20_body">
      <style:paragraph-properties fo:text-align="start" style:justify-single-word="false"/>
      <style:text-properties fo:font-weight="normal" officeooo:rsid="0025276e" officeooo:paragraph-rsid="0025276e" style:font-weight-asian="normal" style:font-weight-complex="normal"/>
    </style:style>
    <style:style style:name="P20" style:family="paragraph" style:parent-style-name="Text_20_body">
      <style:paragraph-properties fo:text-align="start" style:justify-single-word="false"/>
      <style:text-properties fo:font-weight="normal" officeooo:rsid="002582af" officeooo:paragraph-rsid="002582af" style:font-weight-asian="normal" style:font-weight-complex="normal"/>
    </style:style>
    <style:style style:name="P21" style:family="paragraph" style:parent-style-name="Heading_20_1">
      <style:paragraph-properties fo:text-align="center" style:justify-single-word="false"/>
      <style:text-properties fo:font-weight="normal" style:font-weight-asian="normal" style:font-weight-complex="normal"/>
    </style:style>
    <style:style style:name="P22" style:family="paragraph" style:parent-style-name="Text_20_body" style:list-style-name="L1">
      <style:paragraph-properties fo:text-align="start" style:justify-single-word="false"/>
      <style:text-properties fo:font-weight="normal" officeooo:rsid="0019e182" officeooo:paragraph-rsid="0019e182" style:font-weight-asian="normal" style:font-weight-complex="normal"/>
    </style:style>
    <style:style style:name="P23" style:family="paragraph" style:parent-style-name="Text_20_body">
      <style:paragraph-properties fo:text-align="start" style:justify-single-word="false"/>
      <style:text-properties fo:font-weight="normal" officeooo:rsid="0026ac30" officeooo:paragraph-rsid="0026ac30" style:font-weight-asian="normal" style:font-weight-complex="normal"/>
    </style:style>
    <style:style style:name="P24" style:family="paragraph" style:parent-style-name="Text_20_body">
      <style:paragraph-properties fo:text-align="start" style:justify-single-word="false"/>
      <style:text-properties fo:font-weight="normal" officeooo:rsid="00186348" officeooo:paragraph-rsid="00186348" style:font-weight-asian="normal" style:font-weight-complex="normal"/>
    </style:style>
    <style:style style:name="P25" style:family="paragraph" style:parent-style-name="Text_20_body">
      <style:paragraph-properties fo:text-align="start" style:justify-single-word="false"/>
      <style:text-properties fo:font-weight="normal" officeooo:rsid="0022d1a4" officeooo:paragraph-rsid="0022d1a4" style:font-weight-asian="normal" style:font-weight-complex="normal"/>
    </style:style>
    <style:style style:name="P26" style:family="paragraph" style:parent-style-name="Text_20_body">
      <style:paragraph-properties fo:text-align="start" style:justify-single-word="false"/>
      <style:text-properties fo:font-weight="normal" officeooo:rsid="0023c7f7" officeooo:paragraph-rsid="0023c7f7" style:font-weight-asian="normal" style:font-weight-complex="normal"/>
    </style:style>
    <style:style style:name="P27" style:family="paragraph" style:parent-style-name="Text_20_body">
      <style:paragraph-properties fo:text-align="start" style:justify-single-word="false"/>
      <style:text-properties fo:font-weight="bold" officeooo:rsid="00186348" officeooo:paragraph-rsid="00186348" style:font-weight-asian="bold" style:font-weight-complex="bold"/>
    </style:style>
    <style:style style:name="P28" style:family="paragraph" style:parent-style-name="Text_20_body">
      <style:paragraph-properties fo:text-align="start" style:justify-single-word="false"/>
      <style:text-properties fo:font-weight="bold" officeooo:rsid="00186348" officeooo:paragraph-rsid="0019e182" style:font-weight-asian="bold" style:font-weight-complex="bold"/>
    </style:style>
    <style:style style:name="P29" style:family="paragraph" style:parent-style-name="Text_20_body">
      <style:paragraph-properties fo:text-align="start" style:justify-single-word="false"/>
      <style:text-properties fo:font-weight="bold" officeooo:rsid="00186348" officeooo:paragraph-rsid="0026ac30" style:font-weight-asian="bold" style:font-weight-complex="bold"/>
    </style:style>
    <style:style style:name="P30" style:family="paragraph" style:parent-style-name="Text_20_body">
      <style:paragraph-properties fo:text-align="start" style:justify-single-word="false"/>
      <style:text-properties fo:font-weight="bold" officeooo:rsid="0026ac30" officeooo:paragraph-rsid="0026ac30" style:font-weight-asian="bold" style:font-weight-complex="bold"/>
    </style:style>
    <style:style style:name="P31" style:family="paragraph" style:parent-style-name="Text_20_body">
      <style:paragraph-properties fo:text-align="start" style:justify-single-word="false"/>
      <style:text-properties fo:font-weight="bold" officeooo:rsid="0021c266" officeooo:paragraph-rsid="0021c266" style:font-weight-asian="bold" style:font-weight-complex="bold"/>
    </style:style>
    <style:style style:name="P32" style:family="paragraph" style:parent-style-name="Text_20_body">
      <style:paragraph-properties fo:text-align="start" style:justify-single-word="false"/>
      <style:text-properties fo:font-weight="bold" officeooo:rsid="0022d1a4" officeooo:paragraph-rsid="0022d1a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86348" style:font-weight-asian="normal" style:font-weight-complex="normal"/>
    </style:style>
    <style:style style:name="T3" style:family="text">
      <style:text-properties fo:font-weight="normal" officeooo:rsid="0019e182" style:font-weight-asian="normal" style:font-weight-complex="normal"/>
    </style:style>
    <style:style style:name="T4" style:family="text">
      <style:text-properties fo:font-weight="normal" officeooo:rsid="001b5812" style:font-weight-asian="normal" style:font-weight-complex="normal"/>
    </style:style>
    <style:style style:name="T5" style:family="text">
      <style:text-properties officeooo:rsid="001e1b03"/>
    </style:style>
    <style:style style:name="T6" style:family="text">
      <style:text-properties officeooo:rsid="001f4ede"/>
    </style:style>
    <style:style style:name="T7" style:family="text">
      <style:text-properties officeooo:rsid="001fdb3e"/>
    </style:style>
    <style:style style:name="T8" style:family="text">
      <style:text-properties officeooo:rsid="0021c266"/>
    </style:style>
    <style:style style:name="T9" style:family="text">
      <style:text-properties style:text-position="super 58%"/>
    </style:style>
    <style:style style:name="T10" style:family="text">
      <style:text-properties officeooo:rsid="0025276e"/>
    </style:style>
    <style:style style:name="T1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MDSC-102 Practical Lab</text:h>
      <text:p text:style-name="P3"/>
      <text:p text:style-name="P4">Assignment 1</text:p>
      <text:p text:style-name="P4">Ritu Raj Pradhan</text:p>
      <text:p text:style-name="P4">204214</text:p>
      <text:p text:style-name="P4"/>
      <text:p text:style-name="P27">1. What is a variable in Python?</text:p>
      <text:p text:style-name="P5">A variable is a container that can store data of a certain type, such as numbers, strings, lists, etc. Once a variable is created, its name cannot be changed, but the data it stores is mutable.</text:p>
      <text:p text:style-name="P5"/>
      <text:p text:style-name="P27">2. How do you create a variable?</text:p>
      <text:p text:style-name="P5">&gt;&gt;x = 3</text:p>
      <text:p text:style-name="P5">&gt;&gt;txt = ‘Sairam’</text:p>
      <text:p text:style-name="P5"/>
      <text:p text:style-name="P27">3. How do you check the value within a variable?</text:p>
      <text:p text:style-name="P5">&gt;&gt;x<text:tab/>#you can simply call the name of the variable.</text:p>
      <text:p text:style-name="P5">&gt;&gt;print(x)</text:p>
      <text:p text:style-name="P5"/>
      <text:p text:style-name="P27">4. How do you create multiple variables in a single statement?</text:p>
      <text:p text:style-name="P5">&gt;&gt;x,y=1,2</text:p>
      <text:p text:style-name="P5"/>
      <text:p text:style-name="P27">5. How do you create multiple variables with the same value?</text:p>
      <text:p text:style-name="P5">&gt;&gt;a=b=5</text:p>
      <text:p text:style-name="P5"/>
      <text:p text:style-name="P27">6. How do you change the value of a variable?</text:p>
      <text:p text:style-name="P5">&gt;&gt;j = 100<text:tab/>#value of j is 100 when created</text:p>
      <text:p text:style-name="P5">&gt;&gt;j = 99<text:tab/>#value got reassigned to 99</text:p>
      <text:p text:style-name="P5"/>
      <text:p text:style-name="P27">7. How do you reassign a variable by modifying the previous value?</text:p>
      <text:p text:style-name="P5">&gt;&gt;a = 5</text:p>
      <text:p text:style-name="P5">&gt;&gt;a = a+1<text:tab/>#we take the previous value of a, add 1 to it, and assign it to th variable a again.</text:p>
      <text:p text:style-name="P27"><text:soft-page-break/>8. What does the statement `counter += 4` do?</text:p>
      <text:p text:style-name="P5">It increments the value of the number stored in the variable named counter by 4 everytime the statement is called.</text:p>
      <text:p text:style-name="P5">“counter += 4” is the same as writing “counter = counter + 4”</text:p>
      <text:p text:style-name="P5"/>
      <text:p text:style-name="P27">9. What are the rules for naming a variable?</text:p>
      <text:p text:style-name="P9">A variable name can have any alphabet in it, underscore and any digits(0-9), but it cannot start with a number. Variable names are case sensitive and two variables cannot have the same name.</text:p>
      <text:p text:style-name="P6"/>
      <text:p text:style-name="P28">10. Are variable names case-sensitive? Do `a_variable`, `A_Variable`, and `A_VARIABLE` represent the same variable or different ones?</text:p>
      <text:p text:style-name="P2"><text:span text:style-name="T2">Y</text:span><text:span text:style-name="T1">es, variable names are case-sensitive. No, they do not represent the same variable.</text:span></text:p>
      <text:p text:style-name="P5"/>
      <text:p text:style-name="P27">11. What is Syntax? Why is it important?</text:p>
      <text:p text:style-name="P9">Syntax refers to the rules of writing code. Different programming languages have different syntaxes. It sets a standard that everyone can follow and also makes code easier to compile/interpret.</text:p>
      <text:p text:style-name="P9"/>
      <text:p text:style-name="P27">12. What happens if you execute a statement with invalid syntax?</text:p>
      <text:p text:style-name="P9">It will raise an error.</text:p>
      <text:p text:style-name="P9"/>
      <text:p text:style-name="P27">13. How do you check the data type of a variable?</text:p>
      <text:p text:style-name="P1"><text:span text:style-name="T1">&gt;&gt;</text:span><text:span text:style-name="T3">a = 12</text:span></text:p>
      <text:p text:style-name="P10">&gt;&gt;type(a)<text:tab/>#will give the output: number</text:p>
      <text:p text:style-name="P10"/>
      <text:p text:style-name="P27">14. What are the built-in data types in Python?</text:p>
      <text:list xml:id="list3513673540" text:style-name="L1">
        <text:list-item>
          <text:p text:style-name="P22">Number</text:p>
        </text:list-item>
        <text:list-item>
          <text:p text:style-name="P22">floating point numbers</text:p>
        </text:list-item>
        <text:list-item>
          <text:p text:style-name="P22">string</text:p>
        </text:list-item>
        <text:list-item>
          <text:p text:style-name="P22">dictionary</text:p>
        </text:list-item>
        <text:list-item>
          <text:p text:style-name="P22">list</text:p>
        </text:list-item>
        <text:list-item>
          <text:p text:style-name="P22">set</text:p>
        </text:list-item>
        <text:list-item>
          <text:p text:style-name="P22">tuple</text:p>
        </text:list-item>
      </text:list>
      <text:p text:style-name="P27"><text:soft-page-break/>15. What is a primitive data type?</text:p>
      <text:p text:style-name="P9">A primitive datatype is a standalone datatype. i.e., it does not contain any other datatype as its component. Eg: numbers</text:p>
      <text:p text:style-name="P9"/>
      <text:p text:style-name="P27">16. What are the primitive data types available in Python?</text:p>
      <text:p text:style-name="P9">number</text:p>
      <text:p text:style-name="P27"/>
      <text:p text:style-name="P27">17. What is a data structure or container data type?</text:p>
      <text:p text:style-name="P9">It is a container that allows us to store a collection of data in certain ways that make certain operations convenient.</text:p>
      <text:p text:style-name="P9">Eg: Arrays, queues, stacks, linked list, graph, tree hashmap</text:p>
      <text:p text:style-name="P9"/>
      <text:p text:style-name="P27">18. What are the container types available in Python?</text:p>
      <text:p text:style-name="P11">Lists, tuples, sets, dictionaries.</text:p>
      <text:p text:style-name="P11"/>
      <text:p text:style-name="P27">19. What kind of data does the Integer data type represent?</text:p>
      <text:p text:style-name="P11">Number or numerical. Eg: 12, 3, -56.</text:p>
      <text:p text:style-name="P11"/>
      <text:p text:style-name="P27">20. What are the numerical limits of the integer data type?</text:p>
      <text:p text:style-name="P11">No limit.</text:p>
      <text:p text:style-name="P11"/>
      <text:p text:style-name="P27">21. What kind of data does the float data type represent?</text:p>
      <text:p text:style-name="P11">It represents decimal numbers with a . in them. It can represent any real number.</text:p>
      <text:p text:style-name="P11">Eg: 12.0, 12.43345, -6.761</text:p>
      <text:p text:style-name="P11"/>
      <text:p text:style-name="P27">22. How does Python decide if a given number is a float or an integer?</text:p>
      <text:p text:style-name="P11">It checks for the presence of the decimal point ‘.’, or the return type of the operation/function.</text:p>
      <text:p text:style-name="P11"/>
      <text:p text:style-name="P27">23. How can you create a variable which stores a whole number, e.g., 4 but has the float data type?</text:p>
      <text:p text:style-name="P1"><text:span text:style-name="T1">&gt;&gt;</text:span><text:span text:style-name="T4">x = 4.0</text:span></text:p>
      <text:p text:style-name="P5"/>
      <text:p text:style-name="P5"/>
      <text:p text:style-name="P27"><text:soft-page-break/>24. How do you create floats representing very large (e.g., 6.023 x 10^23) or very small numbers (0.000000123)?</text:p>
      <text:p text:style-name="P11">Using exponential notation. Eg: 6.023e2<text:span text:style-name="T5">3</text:span>, 123e-9.</text:p>
      <text:p text:style-name="P11"/>
      <text:p text:style-name="P27">25. What does the expression `23e-12` represent?</text:p>
      <text:p text:style-name="P5">0.000000000023</text:p>
      <text:p text:style-name="P5"/>
      <text:p text:style-name="P27">26. Can floats be used to store numbers with unlimited precision?</text:p>
      <text:p text:style-name="P12">No.</text:p>
      <text:p text:style-name="P12"/>
      <text:p text:style-name="P27">27. What are the differences between integers and floats?</text:p>
      <text:p text:style-name="P12">Integers only deal with whole numbers, i.e., numbers without decimal points. Floats on the other hand, work with all real numbers.</text:p>
      <text:p text:style-name="P12"/>
      <text:p text:style-name="P27">28. How do you convert an integer to a float?</text:p>
      <text:p text:style-name="P12">&gt;&gt;z = 10</text:p>
      <text:p text:style-name="P12">&gt;&gt;float(z)</text:p>
      <text:p text:style-name="P12"/>
      <text:p text:style-name="P30">29. How do you convert a float to an integer?</text:p>
      <text:p text:style-name="P5">&gt;&gt;<text:span text:style-name="T5">z = 11.12</text:span></text:p>
      <text:p text:style-name="P5">&gt;&gt;<text:span text:style-name="T5">int(z)</text:span></text:p>
      <text:p text:style-name="P5"/>
      <text:p text:style-name="P27">30. What is the result obtained when you convert 1.99 to an integer?</text:p>
      <text:p text:style-name="P5">&gt;&gt;<text:span text:style-name="T5">1</text:span></text:p>
      <text:p text:style-name="P5"/>
      <text:p text:style-name="P27">31. What are the data types of the results of the division operators `/` and `//`?</text:p>
      <text:p text:style-name="P5">‘/’ <text:span text:style-name="T5">returns a float.</text:span></text:p>
      <text:p text:style-name="P5">‘//’ <text:span text:style-name="T5">returns an integer.</text:span></text:p>
      <text:p text:style-name="P5"/>
      <text:p text:style-name="P27">32. What kind of data does the Boolean data type represent?</text:p>
      <text:p text:style-name="P12">Either true or false.</text:p>
      <text:p text:style-name="P12"/>
      <text:p text:style-name="P27"><text:soft-page-break/>33. Which types of Python operators return booleans as a result?</text:p>
      <text:p text:style-name="P12">Logical operators.</text:p>
      <text:p text:style-name="P12"/>
      <text:p text:style-name="P27">34. What happens if you try to use a boolean in arithmetic operation?</text:p>
      <text:p text:style-name="P12">It treats Truw as 1, and False as 0.</text:p>
      <text:p text:style-name="P27"/>
      <text:p text:style-name="P27">35. How can any value in Python be covered to a boolean?</text:p>
      <text:p text:style-name="P12">&gt;&gt;bool(x)</text:p>
      <text:p text:style-name="P12"/>
      <text:p text:style-name="P29">36. What are truthy and falsy values?</text:p>
      <text:p text:style-name="P23">Non boolean values used in a boolean context.</text:p>
      <text:p text:style-name="P5"/>
      <text:p text:style-name="P27">37. What are the values in Python that evaluate to False?</text:p>
      <text:p text:style-name="P13">0, empty string and None</text:p>
      <text:p text:style-name="P13"/>
      <text:p text:style-name="P27">38. Give some examples of values that evaluate to True.</text:p>
      <text:p text:style-name="P13">12, “sairam”.</text:p>
      <text:p text:style-name="P13"/>
      <text:p text:style-name="P27">39. What kind of data does the None data type represent?</text:p>
      <text:p text:style-name="P13">Nonetype, meaning no data.</text:p>
      <text:p text:style-name="P13"/>
      <text:p text:style-name="P27">40. What is the purpose of None?</text:p>
      <text:p text:style-name="P13">It is used to declare a variable that does not reference any data.</text:p>
      <text:p text:style-name="P13"/>
      <text:p text:style-name="P27">41. What kind of data does the String data type represent?</text:p>
      <text:p text:style-name="P13">Alphanumeric.</text:p>
      <text:p text:style-name="P13"/>
      <text:p text:style-name="P27">42. What are the different ways of creating strings in Python?</text:p>
      <text:p text:style-name="P13">By assigning a series of characters enclosed in either single or double quotes, or typecasting to an str datatype.</text:p>
      <text:p text:style-name="P13"/>
      <text:p text:style-name="P13"/>
      <text:p text:style-name="P27"><text:soft-page-break/>43. What is the difference between strings creating using single quotes, i.e. `'` and `'` vs. those created using double quotes, i.e. `\` and `\`?</text:p>
      <text:p text:style-name="P13">They are the same.</text:p>
      <text:p text:style-name="P13"/>
      <text:p text:style-name="P27">44. How do you create multi-line strings in Python?</text:p>
      <text:p text:style-name="P5">&gt;&gt;’’’<text:span text:style-name="T6">this is a </text:span></text:p>
      <text:p text:style-name="P5">&gt;&gt;<text:span text:style-name="T6">multiline</text:span></text:p>
      <text:p text:style-name="P5">&gt;&gt;<text:span text:style-name="T6">string’’’</text:span></text:p>
      <text:p text:style-name="P5"/>
      <text:p text:style-name="P27">45. What is the newline character, `\\n`?</text:p>
      <text:p text:style-name="P13">It adds a new line to the string. Eg: </text:p>
      <text:p text:style-name="P13">&gt;&gt;temp = “hello\nworld”</text:p>
      <text:p text:style-name="P13">&gt;&gt;print(temp)</text:p>
      <text:p text:style-name="P13">&gt;&gt;hello</text:p>
      <text:p text:style-name="P13">&gt;&gt;world</text:p>
      <text:p text:style-name="P13"/>
      <text:p text:style-name="P27">46. What are escaped characters? How are they useful?</text:p>
      <text:p text:style-name="P14">Escaped characters are characters with special meaning, always starting with a backslash(\).</text:p>
      <text:p text:style-name="P14">They are used to add properties to a string such as new line, backspace, tab space, etc.</text:p>
      <text:p text:style-name="P14"/>
      <text:p text:style-name="P27">47. How do you check the length of a string?</text:p>
      <text:p text:style-name="P14">Using the len() function.</text:p>
      <text:p text:style-name="P14"/>
      <text:p text:style-name="P27">48. How do you convert a string into a list of characters?</text:p>
      <text:p text:style-name="P14">By typecasting the string to a list.</text:p>
      <text:p text:style-name="P5"/>
      <text:p text:style-name="P27">49. How do you access a specific character from a string?</text:p>
      <text:p text:style-name="P14">Using square brackets that will contain the index of the character we want to access.</text:p>
      <text:p text:style-name="P14"/>
      <text:p text:style-name="P27">50. How do you access a range of characters from a string?</text:p>
      <text:p text:style-name="P5">&gt;&gt;<text:span text:style-name="T7">a = “sairam”</text:span></text:p>
      <text:p text:style-name="P5">&gt;&gt;<text:span text:style-name="T7">print(a[3:6])<text:tab/>#will output ram.</text:span></text:p>
      <text:p text:style-name="P27"><text:soft-page-break/>51. How do you check if a specific character occurs in a string?</text:p>
      <text:p text:style-name="P14">Using the “<text:span text:style-name="T11">in</text:span>” keyword.</text:p>
      <text:p text:style-name="P14"/>
      <text:p text:style-name="P27">52. How do you check if a smaller string occurs within a bigger string?</text:p>
      <text:p text:style-name="P14">Using the “in” keyword.</text:p>
      <text:p text:style-name="P14">&gt;&gt;a = ‘sairam’</text:p>
      <text:p text:style-name="P14">&gt;&gt;‘ram’ in a<text:tab/>#will return True</text:p>
      <text:p text:style-name="P14"/>
      <text:p text:style-name="P27">53. How do you join two or more strings?</text:p>
      <text:p text:style-name="P14">Using concatenation (+).</text:p>
      <text:p text:style-name="P14"/>
      <text:p text:style-name="P27">54. What are \methods\ in Python? How are they different from functions?</text:p>
      <text:p text:style-name="P14">Methods are the operations that belong to a class. They are bound to a class and can be called using a reference of an object of the class. Functions can be called without such a constraint.</text:p>
      <text:p text:style-name="P14"/>
      <text:p text:style-name="P27">55. What do the `.lower`, `.upper` and `.capitalize` methods on strings do?</text:p>
      <text:p text:style-name="P5">.<text:span text:style-name="T7">lower converts all alphabets to lower case.</text:span></text:p>
      <text:p text:style-name="P7">.<text:span text:style-name="T7">upper converts all alphabets to upper case.</text:span></text:p>
      <text:p text:style-name="P7">.<text:span text:style-name="T7">capitalize converts the first alphabet to upper case.</text:span></text:p>
      <text:p text:style-name="P7"/>
      <text:p text:style-name="P27">56. How do you replace a specific part of a string with something else?</text:p>
      <text:p text:style-name="P14">Using the replace function.</text:p>
      <text:p text:style-name="P14"/>
      <text:p text:style-name="P27">57. How do you split the string \Sun,Mon,Tue,Wed,Thu,Fri,Sat\ into a list of days?</text:p>
      <text:p text:style-name="P14">Using the split function amd passing ‘,’ as the delimiter.</text:p>
      <text:p text:style-name="P14">&gt;&gt;&gt; a = 'Sun,Mon,Tue,Wed,Thu,Fri,Sat'</text:p>
      <text:p text:style-name="P14">&gt;&gt;&gt; a.split(',')</text:p>
      <text:p text:style-name="P14">&gt;&gt;&gt;['Sun', 'Mon', 'Tue', 'Wed', 'Thu', 'Fri', 'Sat']</text:p>
      <text:p text:style-name="P14"/>
      <text:p text:style-name="P27">58. How do you remove whitespace from the beginning and end of a string?</text:p>
      <text:p text:style-name="P14">Using the strip() function.</text:p>
      <text:p text:style-name="P14"/>
      <text:p text:style-name="P27"><text:soft-page-break/>59. What is the string `.format` method used for? Can you give an example?</text:p>
      <text:p text:style-name="P14">It is used to integrate variables and other dynamic elements to a string.</text:p>
      <text:p text:style-name="P14">&gt;&gt;&gt; name = 'Ritu'</text:p>
      <text:p text:style-name="P14">&gt;&gt;&gt; temp = 'Hello, my name is {}.'</text:p>
      <text:p text:style-name="P14">&gt;&gt;&gt; temp.format(name)</text:p>
      <text:p text:style-name="P14">'Hello, my name is Ritu.'</text:p>
      <text:p text:style-name="P14"/>
      <text:p text:style-name="P27">60. What are the benefits of using the `.format` method instead of string concatenation?</text:p>
      <text:p text:style-name="P15">The .format method is easier to use and is more dynamic. Once a string is defined containing curly braces, the format function can be called on it any number of times while passing different variables to replace the braces. Such is not the case for concaenation.</text:p>
      <text:p text:style-name="P31"/>
      <text:p text:style-name="P27">61. How do you convert a value of another type to a string?</text:p>
      <text:p text:style-name="P15">Typecaste.</text:p>
      <text:p text:style-name="P15">&gt;&gt;&gt;a = 123</text:p>
      <text:p text:style-name="P15">&gt;&gt;&gt;temp = str(a)<text:tab/>#temp will contain “123”</text:p>
      <text:p text:style-name="P15"/>
      <text:p text:style-name="P27">62. How do you check if two strings have the same value?</text:p>
      <text:p text:style-name="P15">Using the == operator.</text:p>
      <text:p text:style-name="P15"/>
      <text:p text:style-name="P27">63. Where can you find the list of all the methods supported by strings?</text:p>
      <text:p text:style-name="P5">&gt;&gt;&gt;<text:span text:style-name="T8">a = ‘sairam’</text:span></text:p>
      <text:p text:style-name="P5">&gt;&gt;&gt;<text:span text:style-name="T8">dir(a) <text:tab/>#will print all methods.</text:span></text:p>
      <text:p text:style-name="P5"/>
      <text:p text:style-name="P27">64. What is a list in Python?</text:p>
      <text:p text:style-name="P15">A list is an ordered, mutable array of objects.</text:p>
      <text:p text:style-name="P15"/>
      <text:p text:style-name="P27">65. How do you create a list?</text:p>
      <text:p text:style-name="P5">&gt;&gt;&gt;<text:span text:style-name="T8">[1,2,3,’a’]</text:span></text:p>
      <text:p text:style-name="P5"/>
      <text:p text:style-name="P27">66. Can a Python list contain values of different data types?</text:p>
      <text:p text:style-name="P15">Yes.</text:p>
      <text:p text:style-name="P30"><text:soft-page-break/>67. Can a list contain another list as an element within it?</text:p>
      <text:p text:style-name="P15">Yes.</text:p>
      <text:p text:style-name="P15"/>
      <text:p text:style-name="P27">68. Can you create a list without any values?</text:p>
      <text:p text:style-name="P15">Yes.</text:p>
      <text:p text:style-name="P15"/>
      <text:p text:style-name="P27">69. How do you check the length of a list in Python?</text:p>
      <text:p text:style-name="P15">Using the len() function.</text:p>
      <text:p text:style-name="P15"/>
      <text:p text:style-name="P27">70. How do you retrieve a value from a list?</text:p>
      <text:p text:style-name="P15">Using indexing.</text:p>
      <text:p text:style-name="P15">&gt;&gt;&gt;a = [1,2,3,4,5]</text:p>
      <text:p text:style-name="P15">&gt;&gt;&gt;a[2]<text:tab/>#returns 3</text:p>
      <text:p text:style-name="P15"/>
      <text:p text:style-name="P27">71. What is the smallest and largest index you can use to access elements from a list containing five elements?</text:p>
      <text:p text:style-name="P16">Smallest is -5 and largest is 4.</text:p>
      <text:p text:style-name="P16"/>
      <text:p text:style-name="P27">72. What happens if you try to access an index equal to or larger than the size of a list?</text:p>
      <text:p text:style-name="P16">It throws an index out of range error.</text:p>
      <text:p text:style-name="P32"/>
      <text:p text:style-name="P27">73. What happens if you try to access a negative index within a list?</text:p>
      <text:p text:style-name="P16">It counts backwards rom the end of the list.</text:p>
      <text:p text:style-name="P16"/>
      <text:p text:style-name="P27">74. How do you access a range of elements from a list?</text:p>
      <text:p text:style-name="P5">&gt;&gt;&gt; a = [1,2,3,4,5]</text:p>
      <text:p text:style-name="P5">&gt;&gt;&gt; a[2:5]</text:p>
      <text:p text:style-name="P5">[3, 4, 5]</text:p>
      <text:p text:style-name="P5"/>
      <text:p text:style-name="P27">75. How many elements does the list returned by the expression `a_list[2:5]` contain?</text:p>
      <text:p text:style-name="P16">3.</text:p>
      <text:p text:style-name="P16"/>
      <text:p text:style-name="P16"><text:soft-page-break/></text:p>
      <text:p text:style-name="P27">76. What do the ranges `a_list[:2]` and `a_list[2:]` represent?</text:p>
      <text:p text:style-name="P16">a_list[:2] will get all values from the 0<text:span text:style-name="T9">th</text:span> index to the (2-1)<text:span text:style-name="T9">th</text:span> index.</text:p>
      <text:p text:style-name="P16">a_list[2:] will get all elements from 2<text:span text:style-name="T9">nd</text:span> index to the last index.</text:p>
      <text:p text:style-name="P16"/>
      <text:p text:style-name="P27">77. How do you change the item stored at a specific index within a list?</text:p>
      <text:p text:style-name="P5">&gt;&gt;&gt; a = [1,2,3,4,5]</text:p>
      <text:p text:style-name="P5">&gt;&gt;&gt; a[2] = 99</text:p>
      <text:p text:style-name="P5">&gt;&gt;&gt; a</text:p>
      <text:p text:style-name="P5">[1, 2, 99, 4, 5]</text:p>
      <text:p text:style-name="P5"/>
      <text:p text:style-name="P27">78. How do you insert a new item at the beginning, middle, or end of a list?</text:p>
      <text:p text:style-name="P16">Using the insert() method.</text:p>
      <text:p text:style-name="P16"/>
      <text:p text:style-name="P27">79. How do you remove an item from al list?</text:p>
      <text:p text:style-name="P16">By using either the pop or remove method.</text:p>
      <text:p text:style-name="P16"/>
      <text:p text:style-name="P27">80. How do you remove the item at a given index from a list?</text:p>
      <text:p text:style-name="P16">Using the remove method.</text:p>
      <text:p text:style-name="P16"/>
      <text:p text:style-name="P27">81. How do you check if a list contains a value?</text:p>
      <text:p text:style-name="P16">Using the in keyword.</text:p>
      <text:p text:style-name="P16"/>
      <text:p text:style-name="P27">82. How do you combine two or most lists to create a larger list?</text:p>
      <text:p text:style-name="P5">&gt;&gt;&gt; a</text:p>
      <text:p text:style-name="P5">[1, 2, 99, 4, 5]</text:p>
      <text:p text:style-name="P5">&gt;&gt;&gt; b = [44,55]</text:p>
      <text:p text:style-name="P5">&gt;&gt;&gt; a.extend(b)</text:p>
      <text:p text:style-name="P5">&gt;&gt;&gt; a</text:p>
      <text:p text:style-name="P5">[1, 2, 99, 4, 5, 44, 55]</text:p>
      <text:p text:style-name="P5"/>
      <text:p text:style-name="P5"/>
      <text:p text:style-name="P27"><text:soft-page-break/>83. How do you create a copy of a list?</text:p>
      <text:p text:style-name="P17">Using the copy method.</text:p>
      <text:p text:style-name="P17"/>
      <text:p text:style-name="P27">84. Does the expression `a_new_list = a_list` create a copy of the list `a_list`?</text:p>
      <text:p text:style-name="P17">No, it just means that a_new_list and a_list both point to the same list.</text:p>
      <text:p text:style-name="P17"/>
      <text:p text:style-name="P27">85. Where can you find the list of all the methods supported by lists?</text:p>
      <text:p text:style-name="P5">&gt;&gt;&gt; dir(list)</text:p>
      <text:p text:style-name="P5">['__add__', '__class__', '__class_getitem__', '__contains__', '__delattr__', '__delitem__', '__dir__', '__doc__', '__eq__', '__format__', '__ge__', '__getattribute__', '__getitem__', '__gt__', '__hash__', '__iadd__', '__imul__', '__init__', '__init_subclass__', '__iter__', '__le__', '__len__', '__lt__', '__mul__', '__ne__', '__new__', '__reduce__', '__reduce_ex__', '__repr__', '__reversed__', '__rmul__', '__setattr__', '__setitem__', '__sizeof__', '__str__', '__subclasshook__', 'append', 'clear', 'copy', 'count', 'extend', 'index', 'insert', 'pop', 'remove', 'reverse', 'sort']</text:p>
      <text:p text:style-name="P5"/>
      <text:p text:style-name="P27">86. What is a Tuple in Python?</text:p>
      <text:p text:style-name="P18">It can be considered to be an immutable list. Defined using () and not [].</text:p>
      <text:p text:style-name="P18"/>
      <text:p text:style-name="P27">87. How is a tuple different from a list?</text:p>
      <text:p text:style-name="P18">A list is mutable, a tuple is immutable.</text:p>
      <text:p text:style-name="P18"/>
      <text:p text:style-name="P27">88. Can you add or remove elements in a tuple?</text:p>
      <text:p text:style-name="P18">No.</text:p>
      <text:p text:style-name="P18"/>
      <text:p text:style-name="P27">89. How do you create a tuple with just one element?</text:p>
      <text:p text:style-name="P5">&gt;&gt;&gt; a = (1,)</text:p>
      <text:p text:style-name="P5"/>
      <text:p text:style-name="P27">90. How do you convert a tuple to a list and vice versa?</text:p>
      <text:p text:style-name="P5">&gt;&gt;&gt; a = (1,2,3,4,5)</text:p>
      <text:p text:style-name="P5">&gt;&gt;&gt; type(a)</text:p>
      <text:p text:style-name="P5">&lt;class 'tuple'&gt;</text:p>
      <text:p text:style-name="P5">&gt;&gt;&gt; list(a)</text:p>
      <text:p text:style-name="P5">[1, 2, 3, 4, 5]</text:p>
      <text:p text:style-name="P5"><text:soft-page-break/>&gt;&gt;&gt; type(list(a))</text:p>
      <text:p text:style-name="P5">&lt;class 'list'&gt;</text:p>
      <text:p text:style-name="P5"/>
      <text:p text:style-name="P27">91. What are the `count` and `index` method of a Tuple used for?</text:p>
      <text:p text:style-name="P18">Count() takes one argument and counts the number of occurrences of that element in the tuple.</text:p>
      <text:p text:style-name="P18">Index() takes one argument and returns the index of the first occurrence of the argument.</text:p>
      <text:p text:style-name="P18"/>
      <text:p text:style-name="P27">92. What is a dictionary in Python?</text:p>
      <text:p text:style-name="P18">A dictionary can be considered to be an <text:span text:style-name="T10">associative array consisting of key-value pairs.</text:span></text:p>
      <text:p text:style-name="P18"/>
      <text:p text:style-name="P30">93. How do you create a dictionary?</text:p>
      <text:p text:style-name="P5">&gt;&gt;&gt; x = {'name' : 'ritu raj', 'age' <text:s/>: 21}</text:p>
      <text:p text:style-name="P5">&gt;&gt;&gt; x</text:p>
      <text:p text:style-name="P5">{'name': 'ritu raj', 'age': 21}</text:p>
      <text:p text:style-name="P5">&gt;&gt;&gt; type(x)</text:p>
      <text:p text:style-name="P5">&lt;class 'dict'&gt;</text:p>
      <text:p text:style-name="P5"/>
      <text:p text:style-name="P30">94. What are keys and values?</text:p>
      <text:p text:style-name="P19">Keys are the identities of the attributes/elements of the dictionary and values are the actual data stored in them.</text:p>
      <text:p text:style-name="P19"/>
      <text:p text:style-name="P27">95. How do you access the value associated with a specific key in a dictionary?</text:p>
      <text:p text:style-name="P5">&gt;&gt;&gt; x['name']</text:p>
      <text:p text:style-name="P5">'ritu raj'</text:p>
      <text:p text:style-name="P5"/>
      <text:p text:style-name="P27">96. What happens if you try to access the value for a key that doesn't exist in a dictionary?</text:p>
      <text:p text:style-name="P5">&gt;&gt;&gt; x['job']</text:p>
      <text:p text:style-name="P5">Traceback (most recent call last):</text:p>
      <text:p text:style-name="P5"><text:s text:c="2"/>File "&lt;stdin&gt;", line 1, in &lt;module&gt;</text:p>
      <text:p text:style-name="P5">KeyError: 'job'</text:p>
      <text:p text:style-name="P19">It generates a key error.</text:p>
      <text:p text:style-name="P19"/>
      <text:p text:style-name="P27"><text:soft-page-break/>97. What is the `.get` method of a dictionary used for?</text:p>
      <text:p text:style-name="P19">It is used to retrieve a value from a dictionary using its key if the pair exists.</text:p>
      <text:p text:style-name="P19"/>
      <text:p text:style-name="P27">98. How do you change the value associated with a key in a dictionary?</text:p>
      <text:p text:style-name="P5">&gt;&gt;&gt; x.get('name')</text:p>
      <text:p text:style-name="P5">'ritu raj'</text:p>
      <text:p text:style-name="P5">&gt;&gt;&gt; x['name'] = 'vignesh'</text:p>
      <text:p text:style-name="P5">&gt;&gt;&gt; x</text:p>
      <text:p text:style-name="P5">{'name': 'vignesh', 'age': 21}</text:p>
      <text:p text:style-name="P5"/>
      <text:p text:style-name="P27">99. How do you add or remove a key-value pair in a dictionary?</text:p>
      <text:p text:style-name="P20">Adding a key value pair:</text:p>
      <text:p text:style-name="P20">&gt;&gt;&gt; x</text:p>
      <text:p text:style-name="P20">{'name': 'vignesh', 'age': 21}</text:p>
      <text:p text:style-name="P20">&gt;&gt;&gt; x['height'] = 180</text:p>
      <text:p text:style-name="P20">&gt;&gt;&gt; x</text:p>
      <text:p text:style-name="P20">{'name': 'vignesh', 'age': 21, 'height': 180}</text:p>
      <text:p text:style-name="P20">Removing a key value pair:</text:p>
      <text:p text:style-name="P20">&gt;&gt;&gt; x</text:p>
      <text:p text:style-name="P20">{'name': 'vignesh', 'age': 21, 'height': 180}</text:p>
      <text:p text:style-name="P20">&gt;&gt;&gt; del x['height']</text:p>
      <text:p text:style-name="P20">&gt;&gt;&gt; x</text:p>
      <text:p text:style-name="P20">{'name': 'vignesh', 'age': 21}</text:p>
      <text:p text:style-name="P20"/>
      <text:p text:style-name="P27">100. How do you access the keys, values, and key-value pairs within a dictionary?</text:p>
      <text:p text:style-name="P20">Accessing the keys:</text:p>
      <text:p text:style-name="P5">&gt;&gt;&gt; x.keys()</text:p>
      <text:p text:style-name="P5">dict_keys(['name', 'age'])</text:p>
      <text:p text:style-name="P20">Accessing the values:</text:p>
      <text:p text:style-name="P5">&gt;&gt;&gt; x.values()</text:p>
      <text:p text:style-name="P5">dict_values(['vignesh', 21])</text:p>
      <text:p text:style-name="P20">Accessing the key-value pairs:</text:p>
      <text:p text:style-name="P8"><text:soft-page-break/>&gt;&gt;&gt; x.items()</text:p>
      <text:p text:style-name="P8">dict_items([('name', 'vignesh'), ('age', 21)])</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9:55:41.827414900</meta:creation-date>
    <dc:date>2023-07-08T19:23:05.760868487</dc:date>
    <meta:editing-duration>PT13M49S</meta:editing-duration>
    <meta:editing-cycles>3</meta:editing-cycles>
    <meta:generator>LibreOffice/7.3.7.2$Linux_X86_64 LibreOffice_project/30$Build-2</meta:generator>
    <meta:document-statistic meta:table-count="0" meta:image-count="0" meta:object-count="0" meta:page-count="14" meta:paragraph-count="296" meta:word-count="2384" meta:character-count="13200" meta:non-whitespace-character-count="11113"/>
  </office:meta>
</office:document-meta>
</file>